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">
      <style:table-properties style:width="15.921cm" style:page-number="auto" table:align="margins" style:shadow="none" style:may-break-between-rows="true" style:writing-mode="lr-tb" table:border-model="collapsing"/>
    </style:style>
    <style:style style:name="Table1.A" style:family="table-column">
      <style:table-column-properties style:column-width="3.981cm" style:rel-column-width="16383*"/>
    </style:style>
    <style:style style:name="Table1.C" style:family="table-column">
      <style:table-column-properties style:column-width="7.96cm" style:rel-column-width="32766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Table1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1.B4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3.981cm" style:rel-column-width="16383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text-underline-style="none" fo:font-weight="normal" officeooo:rsid="00447aaf" officeooo:paragraph-rsid="00447aaf" style:font-weight-asian="normal" style:font-weight-complex="normal"/>
    </style:style>
    <style:style style:name="P2" style:family="paragraph" style:parent-style-name="Standard">
      <style:text-properties style:text-underline-style="none" fo:font-weight="normal" officeooo:rsid="004561e1" officeooo:paragraph-rsid="004561e1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45f4be" officeooo:paragraph-rsid="0045f4be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471332" officeooo:paragraph-rsid="00471332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55cbc0" officeooo:paragraph-rsid="0055cbc0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57c772" officeooo:paragraph-rsid="0057c772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5928b8" officeooo:paragraph-rsid="005928b8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595dce" officeooo:paragraph-rsid="00595dce" style:font-weight-asian="normal" style:font-weight-complex="normal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42d7cb" officeooo:paragraph-rsid="0042d7cb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595dce" officeooo:paragraph-rsid="00595dce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f6163" officeooo:paragraph-rsid="000f616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f6163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alibri1" fo:font-size="12pt" style:text-underline-style="solid" style:text-underline-width="auto" style:text-underline-color="font-color" fo:font-weight="bold" officeooo:rsid="000afdb7" officeooo:paragraph-rsid="000afdb7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Calibri1" fo:font-size="12pt" style:text-underline-style="solid" style:text-underline-width="auto" style:text-underline-color="font-color" fo:font-weight="bold" officeooo:rsid="00216383" officeooo:paragraph-rsid="00216383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Calibri1" fo:font-size="12pt" style:font-size-asian="12pt" style:font-size-complex="12pt"/>
    </style:style>
    <style:style style:name="P16" style:family="paragraph" style:parent-style-name="Standard">
      <style:text-properties style:font-name="Calibri1" fo:font-size="12pt" officeooo:rsid="00082d14" officeooo:paragraph-rsid="00082d14" style:font-size-asian="12pt" style:font-size-complex="12pt"/>
    </style:style>
    <style:style style:name="P17" style:family="paragraph" style:parent-style-name="Standard">
      <style:text-properties style:font-name="Calibri1" fo:font-size="12pt" style:text-underline-style="none" fo:font-weight="normal" officeooo:rsid="001219a7" officeooo:paragraph-rsid="001219a7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Calibri1" fo:font-size="12pt" style:text-underline-style="none" fo:font-weight="normal" officeooo:rsid="00136149" officeooo:paragraph-rsid="00136149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Calibri1" fo:font-size="12pt" style:text-underline-style="none" fo:font-weight="normal" officeooo:rsid="00147bfe" officeooo:paragraph-rsid="00147bfe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Calibri1" fo:font-size="12pt" style:text-underline-style="none" fo:font-weight="normal" officeooo:rsid="0017ca04" officeooo:paragraph-rsid="0017ca04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Calibri1" fo:font-size="12pt" style:text-underline-style="none" fo:font-weight="normal" officeooo:rsid="001a5cce" officeooo:paragraph-rsid="001a5cc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Calibri1" fo:font-size="12pt" style:text-underline-style="none" fo:font-weight="normal" officeooo:rsid="001e4bf5" officeooo:paragraph-rsid="001e4bf5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Calibri1" fo:font-size="12pt" style:text-underline-style="none" fo:font-weight="normal" officeooo:rsid="00216383" officeooo:paragraph-rsid="00216383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Calibri1" fo:font-size="12pt" style:text-underline-style="none" fo:font-weight="normal" officeooo:rsid="0023768e" officeooo:paragraph-rsid="0023768e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Calibri1" fo:font-size="12pt" style:text-underline-style="none" fo:font-weight="normal" officeooo:rsid="00271a2b" officeooo:paragraph-rsid="00271a2b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Calibri1" fo:font-size="12pt" style:text-underline-style="none" fo:font-weight="normal" officeooo:rsid="00285851" officeooo:paragraph-rsid="00285851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Calibri1" fo:font-size="12pt" fo:font-style="normal" style:text-underline-style="solid" style:text-underline-width="auto" style:text-underline-color="font-color" fo:font-weight="bold" officeooo:rsid="002c5f1d" officeooo:paragraph-rsid="002c5f1d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Standard" style:list-style-name="L1">
      <style:text-properties officeooo:paragraph-rsid="00285851"/>
    </style:style>
    <style:style style:name="P29" style:family="paragraph" style:parent-style-name="Standard" style:list-style-name="L1">
      <style:text-properties officeooo:rsid="00285da8" officeooo:paragraph-rsid="00285da8"/>
    </style:style>
    <style:style style:name="P30" style:family="paragraph" style:parent-style-name="Standard" style:list-style-name="L1">
      <style:text-properties officeooo:rsid="00299a41" officeooo:paragraph-rsid="00299a41"/>
    </style:style>
    <style:style style:name="P31" style:family="paragraph" style:parent-style-name="Standard">
      <style:text-properties officeooo:rsid="00299a41" officeooo:paragraph-rsid="00299a41"/>
    </style:style>
    <style:style style:name="P32" style:family="paragraph" style:parent-style-name="Standard">
      <style:text-properties officeooo:rsid="002e5392" officeooo:paragraph-rsid="002e5392"/>
    </style:style>
    <style:style style:name="P33" style:family="paragraph" style:parent-style-name="Standard">
      <style:text-properties officeooo:rsid="00417c0f" officeooo:paragraph-rsid="00417c0f"/>
    </style:style>
    <style:style style:name="P34" style:family="paragraph" style:parent-style-name="Standard" style:master-page-name="">
      <style:paragraph-properties style:page-number="auto"/>
      <style:text-properties style:font-name="Calibri1" fo:font-size="12pt" style:text-underline-style="solid" style:text-underline-width="auto" style:text-underline-color="font-color" fo:font-weight="bold" officeooo:rsid="001219a7" officeooo:paragraph-rsid="001219a7" style:font-size-asian="12pt" style:font-weight-asian="bold" style:font-size-complex="12pt" style:font-weight-complex="bold"/>
    </style:style>
    <style:style style:name="P35" style:family="paragraph" style:parent-style-name="Standard" style:master-page-name="Standard">
      <style:paragraph-properties fo:text-align="center" style:justify-single-word="false" style:page-number="auto"/>
      <style:text-properties style:font-name="Calibri1" fo:font-size="12pt" style:font-size-asian="12pt" style:font-size-complex="12pt"/>
    </style:style>
    <style:style style:name="P36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4d575f" officeooo:paragraph-rsid="004d575f" style:font-weight-asian="bold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rsid="000bbf27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officeooo:paragraph-rsid="000f61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text-properties officeooo:rsid="0049cb7d" officeooo:paragraph-rsid="0049cb7d"/>
    </style:style>
    <style:style style:name="P40" style:family="paragraph" style:parent-style-name="Table_20_Contents">
      <style:text-properties officeooo:paragraph-rsid="004ba274"/>
    </style:style>
    <style:style style:name="T1" style:family="text">
      <style:text-properties style:text-underline-style="solid" style:text-underline-width="auto" style:text-underline-color="font-color"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Calibri1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Calibri1" fo:font-size="12pt" fo:font-style="normal" style:text-underline-style="none" fo:font-weight="normal" officeooo:rsid="00285851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Calibri1" fo:font-size="12pt" fo:font-style="normal" style:text-underline-style="none" fo:font-weight="normal" officeooo:rsid="002bff56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Calibri1" fo:font-size="12pt" fo:font-style="normal" style:text-underline-style="none" fo:font-weight="normal" officeooo:rsid="002f4ed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Calibri1" fo:font-size="12pt" fo:font-style="normal" style:text-underline-style="none" fo:font-weight="normal" officeooo:rsid="0030f44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officeooo:rsid="004ba274"/>
    </style:style>
    <style:style style:name="T10" style:family="text">
      <style:text-properties style:text-position="super 58%" officeooo:rsid="004ba274"/>
    </style:style>
    <style:style style:name="T11" style:family="text">
      <style:text-properties style:text-position="0% 100%" officeooo:rsid="004ba274"/>
    </style:style>
    <style:style style:name="T12" style:family="text">
      <style:text-properties style:text-position="sub 58%" officeooo:rsid="004ba274"/>
    </style:style>
    <style:style style:name="T13" style:family="text">
      <style:text-properties officeooo:rsid="0058603c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20000" number:language="en" number:country="GB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<text:span text:style-name="T1">Particles</text:span></text:p>
      <text:p text:style-name="P11">Particle Properties</text:p>
      <table:table table:name="Table1" table:style-name="Table1">
        <table:table-column table:style-name="Table1.A" table:number-columns-repeated="2"/>
        <table:table-column table:style-name="Table1.C"/>
        <table:table-row table:style-name="Table1.1">
          <table:table-cell table:style-name="Table1.A1" office:value-type="string">
            <text:p text:style-name="P37">Particle</text:p>
          </table:table-cell>
          <table:table-cell table:style-name="Table1.A1" office:value-type="string">
            <text:p text:style-name="P37">Mass</text:p>
          </table:table-cell>
          <table:table-cell table:style-name="Table1.A1" office:value-type="string">
            <text:p text:style-name="P37">Charge</text:p>
          </table:table-cell>
        </table:table-row>
        <table:table-row>
          <table:table-cell table:style-name="Table1.A2" office:value-type="string">
            <text:p text:style-name="P37">Electron</text:p>
          </table:table-cell>
          <table:table-cell table:style-name="Table1.B2">
            <text:p text:style-name="P38"><draw:frame draw:style-name="fr1" draw:name="Object3" text:anchor-type="as-char" svg:y="-0.437cm" svg:width="2.499cm" svg:height="0.527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>
            <text:p text:style-name="P38"><draw:frame draw:style-name="fr1" draw:name="Object4" text:anchor-type="as-char" svg:y="-0.437cm" svg:width="2.309cm" svg:height="0.52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</table:table-cell>
        </table:table-row>
        <table:table-row>
          <table:table-cell table:style-name="Table1.A2" office:value-type="string">
            <text:p text:style-name="P37">Proton</text:p>
          </table:table-cell>
          <table:table-cell table:style-name="Table1.B2">
            <text:p text:style-name="P38"><draw:frame draw:style-name="fr1" draw:name="Object5" text:anchor-type="as-char" svg:y="-0.437cm" svg:width="2.731cm" svg:height="0.52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    </table:table-cell>
          <table:table-cell table:style-name="Table1.B2">
            <text:p text:style-name="P38"><draw:frame draw:style-name="fr1" draw:name="Object6" text:anchor-type="as-char" svg:y="-0.437cm" svg:width="1.965cm" svg:height="0.52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</table:table-cell>
        </table:table-row>
        <table:table-row>
          <table:table-cell table:style-name="Table1.A4" office:value-type="string">
            <text:p text:style-name="P37">Neutron</text:p>
          </table:table-cell>
          <table:table-cell table:style-name="Table1.B4">
            <text:p text:style-name="P38"><draw:frame draw:style-name="fr1" draw:name="Object7" text:anchor-type="as-char" svg:y="-0.437cm" svg:width="2.731cm" svg:height="0.52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table-cell table:style-name="Table1.B4">
            <text:p text:style-name="P38"><draw:frame draw:style-name="fr1" draw:name="Object8" text:anchor-type="as-char" svg:y="-0.377cm" svg:width="0.422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</table:table-cell>
        </table:table-row>
      </table:table>
      <text:p text:style-name="P12"/>
      <text:p text:style-name="P13">Specific Charge</text:p>
      <text:p text:style-name="P15"><draw:frame draw:style-name="fr1" draw:name="Object1" text:anchor-type="as-char" svg:y="-0.66cm" svg:width="6.324cm" svg:height="1.076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6">E.G. <draw:frame draw:style-name="fr1" draw:name="Object2" text:anchor-type="as-char" svg:y="-0.681cm" svg:width="9.296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4">Photons</text:p>
      <text:p text:style-name="P17">An energy carrying particle.</text:p>
      <text:p text:style-name="P17">No Mass</text:p>
      <text:p text:style-name="P18">Frequency determines the energy transferred by a photon.</text:p>
      <text:p text:style-name="P18"/>
      <text:p text:style-name="P19">Electromagnetic radiation can behave like a wave <text:span text:style-name="T2">or</text:span><text:span text:style-name="T3"> a particle.</text:span></text:p>
      <text:p text:style-name="P19"><text:span text:style-name="T3"/></text:p>
      <text:p text:style-name="P20"><text:span text:style-name="T3">We can calculate the energy carried by photons using </text:span><text:span text:style-name="T3"><draw:frame draw:style-name="fr1" draw:name="Object10" text:anchor-type="as-char" svg:y="-0.377cm" svg:width="1.256cm" svg:height="0.467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or</text:span></text:p>
      <text:p text:style-name="P19"><text:span text:style-name="T3"><draw:frame draw:style-name="fr1" draw:name="Object9" text:anchor-type="as-char" svg:y="-0.386cm" svg:width="9.109cm" svg:height="0.506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22"><text:span text:style-name="T3"><draw:frame draw:style-name="fr1" draw:name="Object13" text:anchor-type="as-char" svg:y="-0.437cm" svg:width="6.212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3"><text:s/></text:span></text:p>
      <text:p text:style-name="P19"><text:span text:style-name="T3"/></text:p>
      <text:p text:style-name="P21"><text:span text:style-name="T3">We already know </text:span><text:span text:style-name="T3"><draw:frame draw:style-name="fr1" draw:name="Object11" text:anchor-type="as-char" svg:y="-0.377cm" svg:width="1.304cm" svg:height="0.467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3">, so substituting this into the first equation gets us:</text:span></text:p>
      <text:p text:style-name="P21"><text:span text:style-name="T3"><draw:frame draw:style-name="fr1" draw:name="Object12" text:anchor-type="as-char" svg:y="-0.619cm" svg:width="1.346cm" svg:height="0.871cm" draw:z-index="11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1"><text:span text:style-name="T3"/></text:p>
      <text:p text:style-name="P24"><text:span text:style-name="T3">Energy in a photon can also be defines in electronvolts, eV.</text:span></text:p>
      <text:p text:style-name="P24"><draw:frame draw:style-name="fr1" draw:name="Object16" text:anchor-type="as-char" svg:y="-0.437cm" svg:width="3.448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25"><text:span text:style-name="T3">1eV is the energy transferred when an electron moves through a 1V potential difference.</text:span></text:p>
      <text:p text:style-name="P14"><text:soft-page-break/><text:span text:style-name="T3">Power</text:span></text:p>
      <text:p text:style-name="P23"><text:span text:style-name="T3"><draw:frame draw:style-name="fr1" draw:name="Object14" text:anchor-type="as-char" svg:y="-0.377cm" svg:width="12.545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3"><text:span text:style-name="T3"><draw:frame draw:style-name="fr1" draw:name="Object15" text:anchor-type="as-char" svg:y="-0.377cm" svg:width="1.434cm" svg:height="0.467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23"><text:span text:style-name="T3"/></text:p>
      <text:p text:style-name="P27">Positrons</text:p>
      <text:p text:style-name="P26"><text:span text:style-name="T3">PET scanners are where:</text:span></text:p>
      <text:list xml:id="list2643361269" text:style-name="L1">
        <text:list-item>
          <text:p text:style-name="P28"><text:span text:style-name="T6">A</text:span><text:span text:style-name="T5"> human is given a positron emitting isotope.</text:span></text:p>
        </text:list-item>
        <text:list-item>
          <text:p text:style-name="P29"><text:span text:style-name="T5">T</text:span><text:span text:style-name="T4">he positrons annihilate their antiparticles (electrons) and release gamma radiation.</text:span></text:p>
        </text:list-item>
        <text:list-item>
          <text:p text:style-name="P30"><text:span text:style-name="T4">The radiation is detected outside the body to form an image.</text:span></text:p>
        </text:list-item>
      </text:list>
      <text:p text:style-name="P31"><text:span text:style-name="T4"/></text:p>
      <text:p text:style-name="P32"><text:span text:style-name="T4">Positron emission is where a proton changes into a neutron </text:span><text:span text:style-name="T7">in an unstable nucleus </text:span><text:span text:style-name="T8">(too many protons)</text:span><text:span text:style-name="T7">, releasing an extra neutrino to balance the equation.</text:span></text:p>
      <text:p text:style-name="P32"><text:span text:style-name="T7"><draw:frame draw:style-name="fr1" draw:name="Object17" text:anchor-type="as-char" svg:y="-0.437cm" svg:width="5.567cm" svg:height="0.543cm" draw:z-index="16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2"><draw:frame draw:style-name="fr1" draw:name="Object18" text:anchor-type="as-char" svg:y="-0.437cm" svg:width="5.597cm" svg:height="0.543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32"/>
      <text:p text:style-name="P33">Rest energy is the energy of the particle without moving, there is no kinetic energy</text:p>
      <text:p text:style-name="P33"/>
      <text:p text:style-name="P9">Annihilation</text:p>
      <text:p text:style-name="P1">When a particle collides with its antiparticle, they annihilate.</text:p>
      <text:p text:style-name="P1">This conserves energy, momentum and charge.</text:p>
      <text:p text:style-name="P2">When this occurs, all the mass is converted to energy with the formula:</text:p>
      <text:p text:style-name="P2"><draw:frame draw:style-name="fr1" draw:name="Object19" text:anchor-type="as-char" svg:y="-0.437cm" svg:width="1.494cm" svg:height="0.52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>Where m is the mass of both particles combined, and E is the total energy emitted.</text:p>
      <text:p text:style-name="P3"/>
      <text:p text:style-name="P4">Pair production is the opposite – a photon turns into an electron and a positron.</text:p>
      <text:p text:style-name="P36">Forces</text:p>
      <table:table table:name="Table2" table:style-name="Table2">
        <table:table-column table:style-name="Table2.A" table:number-columns-repeated="4"/>
        <table:table-row>
          <table:table-cell table:style-name="Table2.A1" office:value-type="string">
            <text:p text:style-name="P39">Force</text:p>
          </table:table-cell>
          <table:table-cell table:style-name="Table2.A1" office:value-type="string">
            <text:p text:style-name="P39">Relative Strength</text:p>
          </table:table-cell>
          <table:table-cell table:style-name="Table2.A1" office:value-type="string">
            <text:p text:style-name="P39">Range</text:p>
          </table:table-cell>
          <table:table-cell table:style-name="Table2.A1" office:value-type="string">
            <text:p text:style-name="P39">Particle</text:p>
          </table:table-cell>
        </table:table-row>
        <table:table-row>
          <table:table-cell table:style-name="Table2.A1" office:value-type="string">
            <text:p text:style-name="P39">Strong</text:p>
          </table:table-cell>
          <table:table-cell table:style-name="Table2.A1" office:value-type="string">
            <text:p text:style-name="P39"><draw:frame draw:style-name="fr1" draw:name="Object20" text:anchor-type="as-char" svg:y="-0.377cm" svg:width="0.411cm" svg:height="0.467cm" draw:z-index="19"><draw:object xlink:href="./Object 20" xlink:type="simple" xlink:show="embed" xlink:actuate="onLoad"/><draw:image xlink:href="./ObjectReplacements/Object 20" xlink:type="simple" xlink:show="embed" xlink:actuate="onLoad"/></draw:frame></text:p>
          </table:table-cell>
          <table:table-cell table:style-name="Table2.A1" office:value-type="string">
            <text:p text:style-name="P39"><draw:frame draw:style-name="fr1" draw:name="Object21" text:anchor-type="as-char" svg:y="-0.437cm" svg:width="1.076cm" svg:height="0.52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    </table:table-cell>
          <table:table-cell table:style-name="Table2.A1" office:value-type="string">
            <text:p text:style-name="P39"><draw:frame draw:style-name="fr1" draw:name="Object22" text:anchor-type="as-char" svg:y="-0.377cm" svg:width="3.5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39">Weak</text:p>
          </table:table-cell>
          <table:table-cell table:style-name="Table2.A1" office:value-type="string">
            <text:p text:style-name="P39"><draw:frame draw:style-name="fr1" draw:name="Object23" text:anchor-type="as-char" svg:y="-0.437cm" svg:width="0.953cm" svg:height="0.52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24" text:anchor-type="as-char" svg:y="-0.437cm" svg:width="1.078cm" svg:height="0.52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/text:p>
          </table:table-cell>
          <table:table-cell table:style-name="Table2.A1" office:value-type="string">
            <text:p text:style-name="P40"><text:span text:style-name="T9">W</text:span><text:span text:style-name="T10">+, </text:span><text:span text:style-name="T11">W</text:span><text:span text:style-name="T10">-</text:span><text:span text:style-name="T11">, Z</text:span><text:span text:style-name="T12">Q</text:span></text:p>
          </table:table-cell>
        </table:table-row>
        <table:table-row>
          <table:table-cell table:style-name="Table2.A1" office:value-type="string">
            <text:p text:style-name="P39">Electromagnetic</text:p>
          </table:table-cell>
          <table:table-cell table:style-name="Table2.A1" office:value-type="string">
            <text:p text:style-name="Table_20_Contents"><draw:frame draw:style-name="fr1" draw:name="Object28" text:anchor-type="as-char" svg:y="-0.619cm" svg:width="0.928cm" svg:height="0.998cm" draw:z-index="26"><draw:object xlink:href="./Object 28" xlink:type="simple" xlink:show="embed" xlink:actuate="onLoad"/><draw:image xlink:href="./ObjectReplacements/Object 28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27" text:anchor-type="as-char" svg:y="-0.377cm" svg:width="1.455cm" svg:height="0.467cm" draw:z-index="25"><draw:object xlink:href="./Object 27" xlink:type="simple" xlink:show="embed" xlink:actuate="onLoad"/><draw:image xlink:href="./ObjectReplacements/Object 27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26" text:anchor-type="as-char" svg:y="-0.377cm" svg:width="1.947cm" svg:height="0.483cm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    </table:table-cell>
        </table:table-row>
        <table:table-row>
          <table:table-cell table:style-name="Table2.A1" office:value-type="string">
            <text:p text:style-name="P39">Gravity</text:p>
          </table:table-cell>
          <table:table-cell table:style-name="Table2.A1" office:value-type="string">
            <text:p text:style-name="Table_20_Contents"><draw:frame draw:style-name="fr1" draw:name="Object29" text:anchor-type="as-char" svg:y="-0.437cm" svg:width="1.651cm" svg:height="0.527cm" draw:z-index="27"><draw:object xlink:href="./Object 29" xlink:type="simple" xlink:show="embed" xlink:actuate="onLoad"/><draw:image xlink:href="./ObjectReplacements/Object 29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30" text:anchor-type="as-char" svg:y="-0.377cm" svg:width="1.455cm" svg:height="0.467cm" draw:z-index="28"><draw:object xlink:href="./Object 30" xlink:type="simple" xlink:show="embed" xlink:actuate="onLoad"/><draw:image xlink:href="./ObjectReplacements/Object 30" xlink:type="simple" xlink:show="embed" xlink:actuate="onLoad"/><svg:desc>formula</svg:desc></draw:frame></text:p>
          </table:table-cell>
          <table:table-cell table:style-name="Table2.A1" office:value-type="string">
            <text:p text:style-name="Table_20_Contents"><draw:frame draw:style-name="fr1" draw:name="Object31" text:anchor-type="as-char" svg:y="-0.377cm" svg:width="1.729cm" svg:height="0.467cm" draw:z-index="29"><draw:object xlink:href="./Object 31" xlink:type="simple" xlink:show="embed" xlink:actuate="onLoad"/><draw:image xlink:href="./ObjectReplacements/Object 31" xlink:type="simple" xlink:show="embed" xlink:actuate="onLoad"/><svg:desc>formula</svg:desc></draw:frame></text:p>
          </table:table-cell>
        </table:table-row>
      </table:table>
      <text:p text:style-name="P4"/>
      <text:p text:style-name="P5">Exchange particles are the transient particles between normal particles.</text:p>
      <text:p text:style-name="P6">Decay is always due to the weak for<text:span text:style-name="T13">c</text:span>e.</text:p>
      <text:p text:style-name="P7">Gravitons have not yet been discovered.</text:p>
      <text:p text:style-name="P7"/>
      <text:p text:style-name="P10">FEYNMAN DIAGRAMS HERE</text:p>
      <text:p text:style-name="P10"/>
      <text:p text:style-name="P10">Quarks</text:p>
      <text:p text:style-name="P10"/>
      <text:p text:style-name="P8">Hadrons =&gt; made up of quarks</text:p>
      <text:p text:style-name="P8">Leptons =&gt; fundamental particles which have no internal structure. Not affected by strong force.</text:p>
      <text:p text:style-name="P8">Quarks =&gt; Smaller, fundamental particles that combine to form hadrons. They have fractional <text:tab/><text:tab/><text:tab/><text:tab/><text:tab/> <text:s text:c="18"/>charges to make up the full charge of a hadr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ource Code Pro" svg:font-family="'Source Code Pr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Rhys Adams</meta:initial-creator>
    <meta:editing-cycles>66</meta:editing-cycles>
    <meta:creation-date>2020-10-22T10:30:00</meta:creation-date>
    <dc:date>2020-10-22T12:12:58.011000000</dc:date>
    <meta:editing-duration>PT41M26S</meta:editing-duration>
    <meta:generator>LibreOffice/6.4.5.2$Windows_X86_64 LibreOffice_project/a726b36747cf2001e06b58ad5db1aa3a9a1872d6</meta:generator>
    <meta:document-statistic meta:table-count="2" meta:image-count="0" meta:object-count="30" meta:page-count="3" meta:paragraph-count="78" meta:word-count="305" meta:character-count="1889" meta:non-whitespace-character-count="16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i mathvariant="italic">specific</mi>
      <mrow>
        <mi mathvariant="italic">charge</mi>
        <mo stretchy="false">=</mo>
        <mfrac>
          <mrow>
            <mi mathvariant="italic">charge</mi>
            <mrow>
              <mo fence="true" stretchy="false">(</mo>
              <mrow>
                <mi mathvariant="italic">coulombs</mi>
              </mrow>
              <mo fence="true" stretchy="false">)</mo>
            </mrow>
          </mrow>
          <mrow>
            <mi mathvariant="italic">mass</mi>
            <mrow>
              <mo fence="true" stretchy="false">(</mo>
              <mrow>
                <mi mathvariant="italic">kilograms</mi>
              </mrow>
              <mo fence="true" stretchy="false">)</mo>
            </mrow>
          </mrow>
        </mfrac>
      </mrow>
    </mrow>
    <annotation encoding="StarMath 5.0">specific charge = {charge (coulombs)} over {mass (kilograms)}</annotation>
  </semantics>
</math>
</file>

<file path=Object 10/content.xml><?xml version="1.0" encoding="utf-8"?>
<math xmlns="http://www.w3.org/1998/Math/MathML" display="block">
  <semantics>
    <mrow>
      <mi>E</mi>
      <mo stretchy="false">=</mo>
      <mi mathvariant="italic">hf</mi>
    </mrow>
    <annotation encoding="StarMath 5.0">E = hf</annotation>
  </semantics>
</math>
</file>

<file path=Object 11/content.xml><?xml version="1.0" encoding="utf-8"?>
<math xmlns="http://www.w3.org/1998/Math/MathML" display="block">
  <semantics>
    <mrow>
      <mrow>
        <mi>v</mi>
        <mo stretchy="false">=</mo>
        <mi>f</mi>
      </mrow>
      <mi>λ</mi>
    </mrow>
    <annotation encoding="StarMath 5.0">v=f%lambda</annotation>
  </semantics>
</math>
</file>

<file path=Object 12/content.xml><?xml version="1.0" encoding="utf-8"?>
<math xmlns="http://www.w3.org/1998/Math/MathML" display="block">
  <semantics>
    <mrow>
      <mi>E</mi>
      <mo stretchy="false">=</mo>
      <mfrac>
        <mi mathvariant="italic">ch</mi>
        <mi>λ</mi>
      </mfrac>
    </mrow>
    <annotation encoding="StarMath 5.0">E = ch over %lambda</annotation>
  </semantics>
</math>
</file>

<file path=Object 13/content.xml><?xml version="1.0" encoding="utf-8"?>
<math xmlns="http://www.w3.org/1998/Math/MathML" display="block">
  <semantics>
    <mrow>
      <mi mathvariant="italic">Planck</mi>
      <mi>'</mi>
      <mi>s</mi>
      <mi mathvariant="italic">Constant</mi>
      <mi>,</mi>
      <mrow>
        <mi>h</mi>
        <mo stretchy="false">=</mo>
        <mn>6</mn>
      </mrow>
      <mrow>
        <mn>.63</mn>
        <mo stretchy="false">×</mo>
        <msup>
          <mn>10</mn>
          <mrow>
            <mo stretchy="false">−</mo>
            <mn>34</mn>
          </mrow>
        </msup>
      </mrow>
    </mrow>
    <annotation encoding="StarMath 5.0">Planck's Constant, h = 6 .63 times 10^-34</annotation>
  </semantics>
</math>
</file>

<file path=Object 14/content.xml><?xml version="1.0" encoding="utf-8"?>
<math xmlns="http://www.w3.org/1998/Math/MathML" display="block">
  <semantics>
    <mrow>
      <mi mathvariant="italic">Power</mi>
      <mi mathvariant="italic">Of</mi>
      <mi>A</mi>
      <mrow>
        <mi mathvariant="italic">Beam</mi>
        <mo stretchy="false">=</mo>
        <mi mathvariant="italic">photons</mi>
      </mrow>
      <mi mathvariant="italic">per</mi>
      <mrow>
        <mi mathvariant="italic">second</mi>
        <mo stretchy="false">×</mo>
        <mi mathvariant="italic">Planck</mi>
      </mrow>
      <mi>'</mi>
      <mi>s</mi>
      <mrow>
        <mi mathvariant="italic">Constant</mi>
        <mo stretchy="false">×</mo>
        <mi mathvariant="italic">frequency</mi>
      </mrow>
    </mrow>
    <annotation encoding="StarMath 5.0">Power Of A Beam = photons per second times Planck's Constant times frequency</annotation>
  </semantics>
</math>
</file>

<file path=Object 15/content.xml><?xml version="1.0" encoding="utf-8"?>
<math xmlns="http://www.w3.org/1998/Math/MathML" display="block">
  <semantics>
    <mrow>
      <mi>p</mi>
      <mo stretchy="false">=</mo>
      <mi mathvariant="italic">nhf</mi>
    </mrow>
    <annotation encoding="StarMath 5.0">p = nhf</annotation>
  </semantics>
</math>
</file>

<file path=Object 16/content.xml><?xml version="1.0" encoding="utf-8"?>
<math xmlns="http://www.w3.org/1998/Math/MathML" display="block">
  <semantics>
    <mrow>
      <mn>1</mn>
      <mrow>
        <mi mathvariant="italic">eV</mi>
        <mo stretchy="false">=</mo>
        <mrow>
          <mn>1.6</mn>
          <mo stretchy="false">×</mo>
          <msup>
            <mn>10</mn>
            <mrow>
              <mo stretchy="false">−</mo>
              <mn>19</mn>
            </mrow>
          </msup>
        </mrow>
      </mrow>
      <mi>V</mi>
    </mrow>
    <annotation encoding="StarMath 5.0">1eV = 1.6 times {10^-19}V</annotation>
  </semantics>
</math>
</file>

<file path=Object 17/content.xml><?xml version="1.0" encoding="utf-8"?>
<math xmlns="http://www.w3.org/1998/Math/MathML" display="block">
  <semantics>
    <mrow>
      <msup>
        <mi>β</mi>
        <mrow>
          <mo stretchy="false">−</mo>
          <mn>1</mn>
        </mrow>
      </msup>
      <mi mathvariant="normal">:</mi>
      <mi mathvariant="italic">neutron</mi>
      <mo stretchy="false">→</mo>
      <mrow>
        <mi mathvariant="italic">proton</mi>
        <mo stretchy="false">+</mo>
        <mi mathvariant="italic">electron</mi>
      </mrow>
    </mrow>
    <annotation encoding="StarMath 5.0">{%beta^-1}: neutron -&gt; proton + electron</annotation>
  </semantics>
</math>
</file>

<file path=Object 18/content.xml><?xml version="1.0" encoding="utf-8"?>
<math xmlns="http://www.w3.org/1998/Math/MathML" display="block">
  <semantics>
    <mrow>
      <msup>
        <mi>β</mi>
        <mrow>
          <mo stretchy="false">+</mo>
          <mn>1</mn>
        </mrow>
      </msup>
      <mi mathvariant="normal">:</mi>
      <mi mathvariant="italic">proton</mi>
      <mo stretchy="false">→</mo>
      <mrow>
        <mi mathvariant="italic">neutron</mi>
        <mo stretchy="false">+</mo>
        <mi mathvariant="italic">positron</mi>
      </mrow>
    </mrow>
    <annotation encoding="StarMath 5.0">{%beta^+1}: proton -&gt; neutron + positron</annotation>
  </semantics>
</math>
</file>

<file path=Object 19/content.xml><?xml version="1.0" encoding="utf-8"?>
<math xmlns="http://www.w3.org/1998/Math/MathML" display="block">
  <semantics>
    <mrow>
      <mi>E</mi>
      <mo stretchy="false">=</mo>
      <msup>
        <mi mathvariant="italic">mc</mi>
        <mn>2</mn>
      </msup>
    </mrow>
    <annotation encoding="StarMath 5.0">E = mc^2</annotation>
  </semantics>
</math>
</file>

<file path=Object 2/content.xml><?xml version="1.0" encoding="utf-8"?>
<math xmlns="http://www.w3.org/1998/Math/MathML" display="block">
  <semantics>
    <mrow>
      <mi mathvariant="italic">proton</mi>
      <mi mathvariant="italic">specific</mi>
      <mrow>
        <mi mathvariant="italic">charge</mi>
        <mo stretchy="false">=</mo>
        <mfrac>
          <mrow>
            <mn>1.6</mn>
            <mo stretchy="false">×</mo>
            <msup>
              <mn>10</mn>
              <mrow>
                <mo stretchy="false">−</mo>
                <mn>19</mn>
              </mrow>
            </msup>
          </mrow>
          <mrow>
            <mn>1.67</mn>
            <mo stretchy="false">×</mo>
            <msup>
              <mn>10</mn>
              <mrow>
                <mo stretchy="false">−</mo>
                <mn>27</mn>
              </mrow>
            </msup>
          </mrow>
        </mfrac>
        <mo stretchy="false">=</mo>
        <mrow>
          <mn>9.6</mn>
          <mo stretchy="false">×</mo>
          <msup>
            <mn>10</mn>
            <mn>7</mn>
          </msup>
        </mrow>
      </mrow>
      <mi>C</mi>
      <msup>
        <mi mathvariant="italic">kg</mi>
        <mrow>
          <mo stretchy="false">−</mo>
          <mn>1</mn>
        </mrow>
      </msup>
    </mrow>
    <annotation encoding="StarMath 5.0">proton specific charge = {1.6 times 10^-19} over {1.67 times 10^-27} = 9.6 times 10^7 C kg^-1</annotation>
  </semantics>
</math>
</file>

<file path=Object 20/content.xml><?xml version="1.0" encoding="utf-8"?>
<math xmlns="http://www.w3.org/1998/Math/MathML" display="block">
  <semantics>
    <mn>1</mn>
    <annotation encoding="StarMath 5.0">1</annotation>
  </semantics>
</math>
</file>

<file path=Object 21/content.xml><?xml version="1.0" encoding="utf-8"?>
<math xmlns="http://www.w3.org/1998/Math/MathML" display="block">
  <semantics>
    <msup>
      <mn>10</mn>
      <mrow>
        <mo stretchy="false">−</mo>
        <mn>15</mn>
      </mrow>
    </msup>
    <annotation encoding="StarMath 5.0">10^-15</annotation>
  </semantics>
</math>
</file>

<file path=Object 22/content.xml><?xml version="1.0" encoding="utf-8"?>
<math xmlns="http://www.w3.org/1998/Math/MathML" display="block">
  <semantics>
    <mrow>
      <mi mathvariant="italic">Gluons</mi>
      <mi>,</mi>
      <mi>π</mi>
      <mi mathvariant="italic">Nucleons</mi>
    </mrow>
    <annotation encoding="StarMath 5.0">Gluons, %pi Nucleons</annotation>
  </semantics>
</math>
</file>

<file path=Object 23/content.xml><?xml version="1.0" encoding="utf-8"?>
<math xmlns="http://www.w3.org/1998/Math/MathML" display="block">
  <semantics>
    <msup>
      <mn>10</mn>
      <mrow>
        <mo stretchy="false">−</mo>
        <mn>6</mn>
      </mrow>
    </msup>
    <annotation encoding="StarMath 5.0">10^-6</annotation>
  </semantics>
</math>
</file>

<file path=Object 24/content.xml><?xml version="1.0" encoding="utf-8"?>
<math xmlns="http://www.w3.org/1998/Math/MathML" display="block">
  <semantics>
    <msup>
      <mn>10</mn>
      <mrow>
        <mo stretchy="false">−</mo>
        <mn>18</mn>
      </mrow>
    </msup>
    <annotation encoding="StarMath 5.0">10^-18</annotation>
  </semantics>
</math>
</file>

<file path=Object 26/content.xml><?xml version="1.0" encoding="utf-8"?>
<math xmlns="http://www.w3.org/1998/Math/MathML" display="block">
  <semantics>
    <mrow>
      <mi mathvariant="italic">Photon</mi>
      <mi>,</mi>
      <mi>γ</mi>
    </mrow>
    <annotation encoding="StarMath 5.0">Photon, %gamma</annotation>
  </semantics>
</math>
</file>

<file path=Object 27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28/content.xml><?xml version="1.0" encoding="utf-8"?>
<math xmlns="http://www.w3.org/1998/Math/MathML" display="block">
  <semantics>
    <mfrac>
      <mn>1</mn>
      <mn>137</mn>
    </mfrac>
    <annotation encoding="StarMath 5.0">1 over 137</annotation>
  </semantics>
</math>
</file>

<file path=Object 29/content.xml><?xml version="1.0" encoding="utf-8"?>
<math xmlns="http://www.w3.org/1998/Math/MathML" display="block">
  <semantics>
    <mrow>
      <mn>6</mn>
      <mo stretchy="false">×</mo>
      <msup>
        <mn>10</mn>
        <mrow>
          <mo stretchy="false">−</mo>
          <mn>39</mn>
        </mrow>
      </msup>
    </mrow>
    <annotation encoding="StarMath 5.0">6 times 10^-39</annotation>
  </semantics>
</math>
</file>

<file path=Object 3/content.xml><?xml version="1.0" encoding="utf-8"?>
<math xmlns="http://www.w3.org/1998/Math/MathML" display="block">
  <semantics>
    <mrow>
      <mrow>
        <mo stretchy="false">−</mo>
        <mn>9.11</mn>
      </mrow>
      <mo stretchy="false">×</mo>
      <msup>
        <mn>10</mn>
        <mrow>
          <mo stretchy="false">−</mo>
          <mn>31</mn>
        </mrow>
      </msup>
    </mrow>
    <annotation encoding="StarMath 5.0">-9.11 times 10^-31</annotation>
  </semantics>
</math>
</file>

<file path=Object 30/content.xml><?xml version="1.0" encoding="utf-8"?>
<math xmlns="http://www.w3.org/1998/Math/MathML" display="block">
  <semantics>
    <mi mathvariant="italic">Infinite</mi>
    <annotation encoding="StarMath 5.0">Infinite</annotation>
  </semantics>
</math>
</file>

<file path=Object 31/content.xml><?xml version="1.0" encoding="utf-8"?>
<math xmlns="http://www.w3.org/1998/Math/MathML" display="block">
  <semantics>
    <mi mathvariant="italic">Graviton</mi>
    <annotation encoding="StarMath 5.0">Graviton</annotation>
  </semantics>
</math>
</file>

<file path=Object 4/content.xml><?xml version="1.0" encoding="utf-8"?>
<math xmlns="http://www.w3.org/1998/Math/MathML" display="block">
  <semantics>
    <mrow>
      <mrow>
        <mo stretchy="false">−</mo>
        <mn>1.6</mn>
      </mrow>
      <mo stretchy="false">×</mo>
      <msup>
        <mn>10</mn>
        <mrow>
          <mo stretchy="false">−</mo>
          <mn>19</mn>
        </mrow>
      </msup>
    </mrow>
    <annotation encoding="StarMath 5.0">-1.6 times 10^-19</annotation>
  </semantics>
</math>
</file>

<file path=Object 5/content.xml><?xml version="1.0" encoding="utf-8"?>
<math xmlns="http://www.w3.org/1998/Math/MathML" display="block">
  <semantics>
    <mrow>
      <mrow>
        <mo stretchy="false">−</mo>
        <mn>1.673</mn>
      </mrow>
      <mo stretchy="false">×</mo>
      <msup>
        <mn>10</mn>
        <mrow>
          <mo stretchy="false">−</mo>
          <mn>27</mn>
        </mrow>
      </msup>
    </mrow>
    <annotation encoding="StarMath 5.0">-1.673 times 10^-27</annotation>
  </semantics>
</math>
</file>

<file path=Object 6/content.xml><?xml version="1.0" encoding="utf-8"?>
<math xmlns="http://www.w3.org/1998/Math/MathML" display="block">
  <semantics>
    <mrow>
      <mn>1.6</mn>
      <mo stretchy="false">×</mo>
      <msup>
        <mn>10</mn>
        <mrow>
          <mo stretchy="false">−</mo>
          <mn>19</mn>
        </mrow>
      </msup>
    </mrow>
    <annotation encoding="StarMath 5.0">1.6 times 10^-19</annotation>
  </semantics>
</math>
</file>

<file path=Object 7/content.xml><?xml version="1.0" encoding="utf-8"?>
<math xmlns="http://www.w3.org/1998/Math/MathML" display="block">
  <semantics>
    <mrow>
      <mrow>
        <mo stretchy="false">−</mo>
        <mn>1.675</mn>
      </mrow>
      <mo stretchy="false">×</mo>
      <msup>
        <mn>10</mn>
        <mrow>
          <mo stretchy="false">−</mo>
          <mn>27</mn>
        </mrow>
      </msup>
    </mrow>
    <annotation encoding="StarMath 5.0">-1.675 times 10^-27</annotation>
  </semantics>
</math>
</file>

<file path=Object 8/content.xml><?xml version="1.0" encoding="utf-8"?>
<math xmlns="http://www.w3.org/1998/Math/MathML" display="block">
  <semantics>
    <mn>0</mn>
    <annotation encoding="StarMath 5.0">0</annotation>
  </semantics>
</math>
</file>

<file path=Object 9/content.xml><?xml version="1.0" encoding="utf-8"?>
<math xmlns="http://www.w3.org/1998/Math/MathML" display="block">
  <semantics>
    <mrow>
      <mi mathvariant="italic">Energy</mi>
      <mrow>
        <mrow>
          <mo fence="true" stretchy="false">(</mo>
          <mrow>
            <mi>J</mi>
          </mrow>
          <mo fence="true" stretchy="false">)</mo>
        </mrow>
        <mo stretchy="false">=</mo>
        <mi mathvariant="italic">Planck</mi>
      </mrow>
      <mi>'</mi>
      <mi>s</mi>
      <mi mathvariant="italic">constant</mi>
      <mrow>
        <mrow>
          <mo fence="true" stretchy="false">(</mo>
          <mrow>
            <mi mathvariant="italic">Js</mi>
          </mrow>
          <mo fence="true" stretchy="false">)</mo>
        </mrow>
        <mo stretchy="false">×</mo>
        <mi mathvariant="italic">frequency</mi>
      </mrow>
      <mrow>
        <mo fence="true" stretchy="false">(</mo>
        <mrow>
          <mi mathvariant="italic">Hz</mi>
        </mrow>
        <mo fence="true" stretchy="false">)</mo>
      </mrow>
    </mrow>
    <annotation encoding="StarMath 5.0">Energy (J) = Planck's constant(Js) times frequency(Hz)</annotation>
  </semantics>
</math>
</file>